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42971" officeooo:paragraph-rsid="00142971"/>
    </style:style>
    <style:style style:name="P2" style:family="paragraph" style:parent-style-name="Standard">
      <style:text-properties style:font-name="Calibri" officeooo:rsid="0015a0d7" officeooo:paragraph-rsid="0015a0d7"/>
    </style:style>
    <style:style style:name="P3" style:family="paragraph" style:parent-style-name="Standard">
      <style:text-properties style:font-name="Calibri" fo:font-weight="bold" officeooo:rsid="001806e6" officeooo:paragraph-rsid="001806e6" style:font-weight-asian="bold" style:font-weight-complex="bold"/>
    </style:style>
    <style:style style:name="P4" style:family="paragraph" style:parent-style-name="Standard">
      <style:text-properties style:font-name="Calibri" fo:font-weight="normal" officeooo:rsid="001806e6" officeooo:paragraph-rsid="001806e6" style:font-weight-asian="normal" style:font-weight-complex="normal"/>
    </style:style>
    <style:style style:name="P5" style:family="paragraph" style:parent-style-name="Standard">
      <style:text-properties style:font-name="Calibri" officeooo:rsid="00142971" officeooo:paragraph-rsid="00142971"/>
    </style:style>
    <style:style style:name="P6" style:family="paragraph" style:parent-style-name="Standard">
      <style:text-properties style:font-name="Calibri" officeooo:rsid="00142971" officeooo:paragraph-rsid="001d0456"/>
    </style:style>
    <style:style style:name="P7" style:family="paragraph" style:parent-style-name="Standard">
      <style:text-properties style:font-name="Calibri" officeooo:rsid="001d0456" officeooo:paragraph-rsid="001d0456"/>
    </style:style>
    <style:style style:name="P8" style:family="paragraph" style:parent-style-name="Standard">
      <style:text-properties style:font-name="Calibri" fo:font-weight="bold" officeooo:rsid="001d0456" officeooo:paragraph-rsid="001d0456" style:font-weight-asian="bold" style:font-weight-complex="bold"/>
    </style:style>
    <style:style style:name="P9" style:family="paragraph" style:parent-style-name="Standard">
      <style:text-properties style:font-name="Calibri" fo:font-weight="bold" officeooo:rsid="001dbb02" officeooo:paragraph-rsid="001dbb02" style:font-weight-asian="bold" style:font-weight-complex="bold"/>
    </style:style>
    <style:style style:name="P10" style:family="paragraph" style:parent-style-name="Standard">
      <style:text-properties style:font-name="Calibri" officeooo:rsid="0015a0d7" officeooo:paragraph-rsid="001d0456"/>
    </style:style>
    <style:style style:name="P11" style:family="paragraph" style:parent-style-name="Standard">
      <style:text-properties style:font-name="Calibri" officeooo:rsid="0015a0d7" officeooo:paragraph-rsid="0015a0d7"/>
    </style:style>
    <style:style style:name="P12" style:family="paragraph" style:parent-style-name="Standard">
      <style:text-properties style:font-name="Calibri" fo:font-weight="normal" officeooo:rsid="00142971" officeooo:paragraph-rsid="001d0456" style:font-weight-asian="normal" style:font-weight-complex="normal"/>
    </style:style>
    <style:style style:name="P13" style:family="paragraph" style:parent-style-name="Standard">
      <style:text-properties style:font-name="Calibri" fo:font-weight="normal" officeooo:rsid="0015a0d7" officeooo:paragraph-rsid="001d0456" style:font-weight-asian="normal" style:font-weight-complex="normal"/>
    </style:style>
    <style:style style:name="P14" style:family="paragraph" style:parent-style-name="Standard">
      <style:text-properties style:font-name="Calibri" fo:font-weight="normal" officeooo:rsid="001d0456" officeooo:paragraph-rsid="001f4b1b" style:font-weight-asian="normal" style:font-weight-complex="normal"/>
    </style:style>
    <style:style style:name="T1" style:family="text">
      <style:text-properties officeooo:rsid="0016c8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0456" style:font-weight-asian="bold" style:font-weight-complex="bold"/>
    </style:style>
    <style:style style:name="T4" style:family="text">
      <style:text-properties fo:font-weight="bold" officeooo:rsid="00142971" style:font-weight-asian="bold" style:font-weight-complex="bold"/>
    </style:style>
    <style:style style:name="T5" style:family="text">
      <style:text-properties officeooo:rsid="00198efa"/>
    </style:style>
    <style:style style:name="T6" style:family="text">
      <style:text-properties officeooo:rsid="001b666f"/>
    </style:style>
    <style:style style:name="T7" style:family="text">
      <style:text-properties officeooo:rsid="001d045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0456" style:font-weight-asian="normal" style:font-weight-complex="normal"/>
    </style:style>
    <style:style style:name="T10" style:family="text">
      <style:text-properties officeooo:rsid="001dbb02"/>
    </style:style>
    <style:style style:name="T11" style:family="text">
      <style:text-properties officeooo:rsid="00142971"/>
    </style:style>
    <style:style style:name="T12" style:family="text">
      <style:text-properties officeooo:rsid="001f4b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Environnement :</text:span></text:p>
      <text:p text:style-name="P6"><text:span text:style-name="T9">Toundra dé</text:span><text:span text:style-name="T8">sertique en son centre, froide, </text:span><text:span text:style-name="T9">quelques arbres.</text:span></text:p>
      <text:p text:style-name="P8"/>
      <text:p text:style-name="P8">Rencontre joueur phase 2 :</text:p>
      <text:p text:style-name="P10">Au village des Potelés, 30aines d'habitants dont 5 combattants, qui est central dans la Toundra, ils sont emmerdés par le village des Emmitouflés qui leur vole comme des gros méchants leur zone de pêche et qui veulent pas dégager.</text:p>
      <text:p text:style-name="P13">Le village des Emmitouflés, effectif similaire, est belliqueux mais prêt à arrêter si on règle leur problème d'invasion d<text:span text:style-name="T1">e morsours</text:span>.</text:p>
      <text:p text:style-name="P13"/>
      <text:p text:style-name="P8">Civilisation :</text:p>
      <text:p text:style-name="P12"><text:span text:style-name="T7">S</text:span>a population se concentre au Nord, proche de la mer, répartis dans différents villages de pêcheurs. <text:span text:style-name="T5">On remarque leurs traits de visage plus bourrus. Bon vivants, ils fonctionnent en tribus et appliquent les valeurs de leurs dieux</text:span></text:p>
      <text:p text:style-name="P1"/>
      <text:p text:style-name="P1"><text:span text:style-name="T2">Religion dominante : </text:span><text:span text:style-name="T9">N</text:span>ostanisme</text:p>
      <text:p text:style-name="P1"/>
      <text:p text:style-name="P1">- Freiya déesse de la glace et de la protection</text:p>
      <text:p text:style-name="P1">- Ragnar dieu du feu et du réconfort</text:p>
      <text:p text:style-name="P1">- Fulnir déesse du vent et de la prospérité</text:p>
      <text:p text:style-name="P1">- Magtha déesse de la terre et de la force</text:p>
      <text:p text:style-name="P1">- Firnus dieu des plantes et de la fertilité</text:p>
      <text:p text:style-name="P1">- Metav déesse des animaux et de la famille</text:p>
      <text:p text:style-name="P1">- pas de divinité lumineuse</text:p>
      <text:p text:style-name="P1"/>
      <text:p text:style-name="P7"><text:span text:style-name="T2">Dessin :</text:span></text:p>
      <text:p text:style-name="P14">- <text:span text:style-name="T11"><text:s/>pas de doués de la lumière</text:span></text:p>
      <text:p text:style-name="P2">- <text:span text:style-name="T12">c</text:span>ertains maîtrisent plusieurs Plan<text:span text:style-name="T6">s.</text:span></text:p>
      <text:p text:style-name="P7">- <text:span text:style-name="T12">i</text:span>ls crient le nom du dieu associé en dessinant : "par Fulnir!"</text:p>
      <text:p text:style-name="P1"/>
      <text:p text:style-name="P9">Connaissances :</text:p>
      <text:p text:style-name="P1">très peu connaissent Hauteplume, <text:span text:style-name="T1">sauf la grande sage qui a entendu parler de la religion Naturiste, ses ancêtres ont fuit la vallée lorsqu'ils ont commencé à prendre le contrôle par la force</text:span></text:p>
      <text:p text:style-name="P2"/>
      <text:p text:style-name="P3">Progression <text:span text:style-name="T10">joueur possible </text:span>:</text:p>
      <text:p text:style-name="P4">possibilité de se bi-classer en baissant son MICA et en commençant son nouveau don niveau 1, besoin d'abandonner le culte Naturi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8M24S</meta:editing-duration>
    <meta:editing-cycles>11</meta:editing-cycles>
    <meta:generator>LibreOffice/6.2.7.1$Windows_X86_64 LibreOffice_project/23edc44b61b830b7d749943e020e96f5a7df63bf</meta:generator>
    <dc:date>2019-11-14T12:42:02.292000000</dc:date>
    <meta:document-statistic meta:table-count="0" meta:image-count="0" meta:object-count="0" meta:page-count="1" meta:paragraph-count="23" meta:word-count="263" meta:character-count="1522" meta:non-whitespace-character-count="1281"/>
    <meta:user-defined meta:name="Info 1"/>
    <meta:user-defined meta:name="Info 2"/>
    <meta:user-defined meta:name="Info 3"/>
    <meta:user-defined meta:name="Info 4"/>
  </office:meta>
</office:document-meta>
</file>